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orphans="2" fo:widows="2"/>
      <style:text-properties style:font-name="Times New Roman" fo:font-size="14pt" fo:language="ru" fo:country="RU" style:font-size-asian="14pt" style:font-size-complex="14pt"/>
    </style:style>
    <style:style style:name="P2" style:family="paragraph" style:parent-style-name="Standard">
      <style:paragraph-properties fo:orphans="2" fo:widows="2"/>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P3" style:family="paragraph" style:parent-style-name="Standard">
      <style:paragraph-properties fo:orphans="2" fo:widows="2"/>
      <style:text-properties fo:font-variant="normal" fo:text-transform="none" fo:color="#232629" style:font-name="Times New Roman" fo:font-size="14pt" fo:letter-spacing="normal" fo:language="en" fo:country="US" fo:font-style="normal" fo:font-weight="bold" style:font-size-asian="14pt" style:font-weight-asian="bold" style:font-size-complex="14pt" style:font-weight-complex="bold"/>
    </style:style>
    <style:style style:name="P4" style:family="paragraph" style:parent-style-name="Standard">
      <style:paragraph-properties fo:orphans="2" fo:widows="2"/>
      <style:text-properties fo:font-variant="normal" fo:text-transform="none" fo:color="#232629" style:font-name="Times New Roman" fo:font-size="14pt" fo:letter-spacing="normal" fo:language="en" fo:country="US" fo:font-style="normal" fo:font-weight="normal" style:font-size-asian="14pt" style:font-size-complex="14pt"/>
    </style:style>
    <style:style style:name="P5" style:family="paragraph" style:parent-style-name="Standard">
      <style:paragraph-properties fo:orphans="2" fo:widows="2"/>
      <style:text-properties fo:font-variant="normal" fo:text-transform="none" fo:color="#232629" style:font-name="Times New Roman" fo:font-size="14pt" fo:letter-spacing="normal" fo:language="en" fo:country="US" fo:font-style="normal" fo:font-weight="normal" style:font-size-asian="14pt" style:font-weight-asian="normal" style:font-size-complex="14pt" style:font-weight-complex="normal"/>
    </style:style>
    <style:style style:name="P6" style:family="paragraph" style:parent-style-name="Standard">
      <style:paragraph-properties fo:orphans="2" fo:widows="2" fo:background-color="transparent">
        <style:background-image/>
      </style:paragraph-properties>
      <style:text-properties fo:font-variant="normal" fo:text-transform="none" fo:color="#000000" style:font-name="Arial" fo:font-size="12pt" fo:letter-spacing="normal" fo:language="en" fo:country="US" fo:font-style="normal" fo:font-weight="normal" fo:background-color="transparent" style:font-size-asian="12pt" style:font-weight-asian="bold" style:font-size-complex="12pt" style:font-weight-complex="bold"/>
    </style:style>
    <style:style style:name="P7" style:family="paragraph" style:parent-style-name="Standard">
      <style:paragraph-properties style:line-height-at-least="0.3126in" fo:background-color="transparent">
        <style:background-image/>
      </style:paragraph-properties>
      <style:text-properties fo:color="#000000" style:font-name="Arial" fo:font-size="12pt" fo:background-color="transparent" style:font-size-asian="12pt" style:font-size-complex="12pt"/>
    </style:style>
    <style:style style:name="P8" style:family="paragraph" style:parent-style-name="Text_20_body">
      <style:paragraph-properties fo:orphans="2" fo:widows="2"/>
      <style:text-properties fo:font-variant="normal" fo:text-transform="none" fo:color="#232629" style:text-line-through-style="none" style:font-name="Times New Roman" fo:font-size="14pt" fo:letter-spacing="normal" fo:language="en" fo:country="US" fo:font-style="normal" fo:font-weight="normal" fo:background-color="transparent" style:font-size-asian="14pt" style:font-weight-asian="normal" style:font-size-complex="14pt" style:font-weight-complex="normal"/>
    </style:style>
    <style:style style:name="P9" style:family="paragraph" style:parent-style-name="Text_20_body">
      <style:paragraph-properties fo:margin-top="0in" fo:margin-bottom="0in" fo:background-color="transparent">
        <style:background-image/>
      </style:paragraph-properties>
      <style:text-properties fo:color="#0e101a" style:font-name="Times New Roman" fo:font-size="14pt" fo:background-color="transparent" style:font-size-asian="14pt" style:font-size-complex="14pt"/>
    </style:style>
    <style:style style:name="P10" style:family="paragraph" style:parent-style-name="Standard" style:list-style-name="L1">
      <style:paragraph-properties fo:orphans="2" fo:widows="2"/>
      <style:text-properties fo:font-variant="normal" fo:text-transform="none" fo:color="#000000" style:font-name="Times New Roman" fo:font-size="14pt" fo:letter-spacing="normal" fo:language="en" fo:country="US" fo:font-style="normal" fo:font-weight="bold" style:font-size-asian="14pt" style:font-weight-asian="bold" style:font-size-complex="14pt" style:font-weight-complex="bold"/>
    </style:style>
    <style:style style:name="P11" style:family="paragraph" style:parent-style-name="Standard">
      <style:paragraph-properties fo:orphans="2" fo:widows="2"/>
      <style:text-properties fo:font-variant="normal" fo:text-transform="none" fo:color="#000000" style:font-name="Times New Roman" fo:font-size="14pt" fo:letter-spacing="normal" fo:language="en" fo:country="US" fo:font-style="normal" fo:font-weight="normal" style:font-size-asian="14pt" style:font-size-complex="14pt"/>
    </style:style>
    <style:style style:name="P12" style:family="paragraph" style:parent-style-name="Standard">
      <style:paragraph-properties fo:text-align="start" style:justify-single-word="false" fo:orphans="2" fo:widows="2"/>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3" style:family="paragraph" style:parent-style-name="Standard" style:list-style-name="L4">
      <style:paragraph-properties fo:text-align="start" style:justify-single-word="false" fo:orphans="2" fo:widows="2"/>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4" style:family="paragraph" style:parent-style-name="Standard">
      <style:paragraph-properties fo:text-align="start" style:justify-single-word="false" fo:orphans="2" fo:widows="2"/>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center" style:justify-single-word="false" fo:orphans="2" fo:widows="2"/>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6" style:family="paragraph" style:parent-style-name="Standard">
      <style:paragraph-properties fo:orphans="2" fo:widows="2"/>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Standard" style:list-style-name="L1">
      <style:paragraph-properties fo:orphans="2" fo:widows="2"/>
      <style:text-properties fo:font-variant="normal" fo:text-transform="none" fo:color="#232629" style:font-name="Times New Roman" fo:font-size="14pt" fo:letter-spacing="normal" fo:language="en" fo:country="US" fo:font-style="normal" fo:font-weight="bold" style:font-size-asian="14pt" style:font-weight-asian="bold" style:font-size-complex="14pt" style:font-weight-complex="bold"/>
    </style:style>
    <style:style style:name="P18" style:family="paragraph" style:parent-style-name="Standard" style:list-style-name="L2">
      <style:paragraph-properties fo:orphans="2" fo:widows="2"/>
      <style:text-properties fo:font-variant="normal" fo:text-transform="none" fo:color="#232629" style:font-name="Times New Roman" fo:font-size="14pt" fo:letter-spacing="normal" fo:language="en" fo:country="US" fo:font-style="normal" fo:font-weight="normal" style:font-size-asian="14pt" style:font-size-complex="14pt"/>
    </style:style>
    <style:style style:name="P19" style:family="paragraph" style:parent-style-name="Standard">
      <style:paragraph-properties fo:orphans="2" fo:widows="2"/>
      <style:text-properties fo:font-variant="normal" fo:text-transform="none" fo:color="#232629" style:font-name="Times New Roman" fo:font-size="14pt" fo:letter-spacing="normal" fo:language="en" fo:country="US" fo:font-style="normal" fo:font-weight="normal" style:font-size-asian="14pt" style:font-weight-asian="normal" style:font-size-complex="14pt" style:font-weight-complex="normal"/>
    </style:style>
    <style:style style:name="P20" style:family="paragraph" style:parent-style-name="Standard">
      <style:paragraph-properties fo:orphans="2" fo:widows="2"/>
      <style:text-properties fo:font-variant="normal" fo:text-transform="none" fo:color="#232629" style:font-name="Times New Roman" fo:font-size="14pt" fo:letter-spacing="normal" fo:language="ru" fo:country="RU" fo:font-style="normal" fo:font-weight="normal" style:font-size-asian="14pt" style:font-weight-asian="normal" style:font-size-complex="14pt" style:font-weight-complex="normal"/>
    </style:style>
    <style:style style:name="P21" style:family="paragraph" style:parent-style-name="Standard">
      <style:paragraph-properties fo:orphans="2" fo:widows="2"/>
      <style:text-properties fo:font-size="14pt" style:font-size-asian="14pt" style:font-size-complex="14pt"/>
    </style:style>
    <style:style style:name="P22" style:family="paragraph" style:parent-style-name="Standard">
      <style:paragraph-properties fo:orphans="2" fo:widows="2"/>
      <style:text-properties style:font-name="Times New Roman" fo:font-size="14pt" fo:language="ru" fo:country="RU" fo:font-weight="normal" fo:background-color="transparent" style:font-size-asian="14pt" style:font-weight-asian="normal" style:font-size-complex="14pt" style:font-weight-complex="normal"/>
    </style:style>
    <style:style style:name="P23" style:family="paragraph" style:parent-style-name="Standard">
      <style:paragraph-properties style:line-height-at-least="0.3126in" fo:background-color="transparent">
        <style:background-image/>
      </style:paragraph-properties>
      <style:text-properties fo:color="#000000" style:font-name="Arial" fo:font-size="12pt" fo:font-weight="normal" fo:background-color="transparent" style:font-size-asian="12pt" style:font-size-complex="12pt"/>
    </style:style>
    <style:style style:name="P24" style:family="paragraph" style:parent-style-name="Standard">
      <style:paragraph-properties fo:text-align="center" style:justify-single-word="false" fo:orphans="2" fo:widows="2"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5" style:family="paragraph" style:parent-style-name="Text_20_body">
      <style:paragraph-properties fo:text-align="start" style:justify-single-word="false" fo:orphans="2" fo:widows="2"/>
      <style:text-properties fo:color="#0e101a" fo:font-size="14pt" fo:background-color="transparent" style:font-size-asian="14pt" style:font-size-complex="14pt"/>
    </style:style>
    <style:style style:name="P26" style:family="paragraph" style:parent-style-name="Text_20_body">
      <style:paragraph-properties fo:text-align="start" style:justify-single-word="false" fo:orphans="2" fo:widows="2"/>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7" style:family="paragraph" style:parent-style-name="Text_20_body">
      <style:paragraph-properties fo:text-align="start" style:justify-single-word="false" fo:orphans="2" fo:widows="2"/>
      <style:text-properties fo:font-variant="normal" fo:text-transform="none" fo:color="#0e101a" style:font-name="Times New Roman" fo:font-size="14pt" fo:letter-spacing="normal" fo:font-style="normal" fo:font-weight="normal" fo:background-color="transparent" style:font-size-asian="14pt" style:font-weight-asian="normal" style:font-size-complex="14pt" style:font-weight-complex="normal"/>
    </style:style>
    <style:style style:name="P28" style:family="paragraph" style:parent-style-name="Text_20_body">
      <style:paragraph-properties fo:margin-top="0in" fo:margin-bottom="0in" fo:background-color="transparent">
        <style:background-image/>
      </style:paragraph-properties>
    </style:style>
    <style:style style:name="P29" style:family="paragraph" style:parent-style-name="Text_20_body" style:list-style-name="L3">
      <style:paragraph-properties fo:margin-top="0in" fo:margin-bottom="0in" fo:background-color="transparent">
        <style:background-image/>
      </style:paragraph-properties>
      <style:text-properties fo:color="#0e101a" style:font-name="Times New Roman" fo:font-size="14pt" fo:background-color="transparent" style:font-size-asian="14pt" style:font-size-complex="14pt"/>
    </style:style>
    <style:style style:name="P30" style:family="paragraph" style:parent-style-name="Text_20_body">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1" style:family="paragraph" style:parent-style-name="Text_20_body" style:list-style-name="L5">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2" style:family="paragraph" style:parent-style-name="Text_20_body" style:list-style-name="L8">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3" style:family="paragraph" style:parent-style-name="Text_20_body" style:list-style-name="L10">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4" style:family="paragraph" style:parent-style-name="Text_20_body" style:list-style-name="L11">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5" style:family="paragraph" style:parent-style-name="Text_20_body" style:list-style-name="L12">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6" style:family="paragraph" style:parent-style-name="Text_20_body" style:list-style-name="L13">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7" style:family="paragraph" style:parent-style-name="Text_20_body" style:list-style-name="L14">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8" style:family="paragraph" style:parent-style-name="Text_20_body" style:list-style-name="L15">
      <style:paragraph-properties fo:margin-top="0in" fo:margin-bottom="0in" fo:background-color="transparent">
        <style:background-image/>
      </style:paragraph-properties>
      <style:text-properties fo:color="#0e101a" fo:font-size="14pt" fo:background-color="transparent" style:font-size-asian="14pt" style:font-size-complex="14pt"/>
    </style:style>
    <style:style style:name="P39" style:family="paragraph" style:parent-style-name="Text_20_body">
      <style:paragraph-properties fo:margin-top="0in" fo:margin-bottom="0in" fo:background-color="transparent">
        <style:background-image/>
      </style:paragraph-properties>
      <style:text-properties fo:color="#0e101a" fo:font-size="14pt" style:text-underline-style="solid" style:text-underline-width="auto" style:text-underline-color="font-color" fo:font-weight="bold" fo:background-color="transparent" style:font-size-asian="14pt" style:font-weight-asian="bold" style:font-size-complex="14pt" style:font-weight-complex="bold"/>
    </style:style>
    <style:style style:name="P40" style:family="paragraph" style:parent-style-name="Text_20_body" style:list-style-name="L14">
      <style:paragraph-properties fo:margin-top="0in" fo:margin-bottom="0in" fo:background-color="transparent">
        <style:background-image/>
      </style:paragraph-properties>
      <style:text-properties fo:font-size="14pt" style:font-size-asian="14pt" style:font-size-complex="14pt"/>
    </style:style>
    <style:style style:name="T1" style:family="text">
      <style:text-properties fo:font-variant="normal" fo:text-transform="none" fo:color="#000000" fo:letter-spacing="normal" fo:language="en" fo:country="US" fo:font-style="normal" fo:font-weight="normal"/>
    </style:style>
    <style:style style:name="T2" style:family="text">
      <style:text-properties fo:font-variant="normal" fo:text-transform="none" fo:color="#232629" fo:letter-spacing="normal" fo:language="en" fo:country="US" fo:font-style="normal" fo:font-weight="normal"/>
    </style:style>
    <style:style style:name="T3" style:family="text">
      <style:text-properties fo:font-variant="normal" fo:text-transform="none" fo:color="#232629" style:text-line-through-style="none" fo:letter-spacing="normal" fo:language="en" fo:country="US" fo:font-style="normal"/>
    </style:style>
    <style:style style:name="T4" style:family="text">
      <style:text-properties fo:font-variant="normal" fo:text-transform="none" fo:color="#232629" style:font-name="Times New Roman" fo:letter-spacing="normal" fo:language="en" fo:country="US" fo:font-style="normal" fo:font-weight="normal" style:font-weight-asian="normal" style:font-weight-complex="normal"/>
    </style:style>
    <style:style style:name="T5" style:family="text">
      <style:text-properties fo:language="en" fo:country="US"/>
    </style:style>
    <style:style style:name="T6" style:family="text">
      <style:text-properties style:text-underline-style="solid" style:text-underline-width="auto" style:text-underline-color="font-color"/>
    </style:style>
    <style:style style:name="T7" style:family="text">
      <style:text-properties fo:color="#0e101a" style:text-underline-style="solid" style:text-underline-width="auto" style:text-underline-color="font-color" fo:background-color="transparent"/>
    </style:style>
    <style:style style:name="T8" style:family="text">
      <style:text-properties fo:color="#0e101a" fo:font-size="14pt" style:text-underline-style="solid" style:text-underline-width="auto" style:text-underline-color="font-color" fo:background-color="transparent" style:font-size-asian="14pt" style:font-size-complex="14pt"/>
    </style:style>
    <style:style style:name="T9" style:family="text">
      <style:text-properties fo:color="#0e101a" fo:background-color="transparent"/>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972in" fo:text-indent="-0.25in" fo:margin-left="0.59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72in" fo:text-indent="-0.25in" fo:margin-left="0.84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72in" fo:text-indent="-0.25in" fo:margin-left="1.0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72in" fo:text-indent="-0.25in" fo:margin-left="1.34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72in" fo:text-indent="-0.25in" fo:margin-left="1.59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72in" fo:text-indent="-0.25in" fo:margin-left="1.84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72in" fo:text-indent="-0.25in" fo:margin-left="2.0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72in" fo:text-indent="-0.25in" fo:margin-left="2.34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72in" fo:text-indent="-0.25in" fo:margin-left="2.59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72in" fo:text-indent="-0.25in" fo:margin-left="2.8472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ART A: SECURING THE COMPUTER NETWORK</text:p>
      <text:p text:style-name="P25"><text:span text:style-name="Strong_20_Emphasis"><text:span text:style-name="T6">Threat 1: Ransomware (RDP) attack:</text:span></text:span></text:p>
      <text:p text:style-name="P25"><text:span text:style-name="Strong_20_Emphasis"><text:span text:style-name="T11"><text:tab/></text:span></text:span>K12 and some other companies that provide educational services report that there has been an increasing number of ransomware attacks on schools and universities in the last couple of years [1, 2, 3, 4, 5]. One of the main reasons behind this rising threat is the increasing demand for online learning (natural globalization trend, but the COVID-19 pandemic boosted this need) [6]. This remote access scheme created a giant problem for educational institutions in terms of cyber security [7]. Our school also falls into this risk category because "remote access" is one of the main requirements for our computer system. The use of remote access and the popularity of the Microsoft operating systems lead to the increased use of the remote desktop protocol (RDP). RDP is a proprietary Microsoft protocol (Linux has xrdp) that enables remote connection between the Host and Client machines through a secure encrypted tunnel [8]. The criminal can search and find a device with an open and insecure RDP port (network service channel, default TCP port 3389). Using this port, a criminal can establish a connection that may not raise suspicion, scan the network he accessed and create a bridgehead (command and control communication through another RDP connection) to deploy ransomware (or any other malware) to the server. Ransomware is designed to block access to files, usually by encryption, followed by the demand for payment. In our case, it means the choice between the loss of all information (student and staff personal information, grades, communications, etc.) or the loss of money for ransom pay[9, 10].</text:p>
      <text:p text:style-name="P30"><text:tab/>We can use several measures to protect our computer system from this type of attack:</text:p>
      <text:list xml:id="list6121623484813897687" text:style-name="L12">
        <text:list-item>
          <text:p text:style-name="P35">Change the default RDP port number to another (we can do it manually or using special tools). Such a move will effectively "hide" our device from the criminals that scan for the target using the default port value 3389.</text:p>
        </text:list-item>
        <text:list-item>
          <text:p text:style-name="P35">Update Windows using the latest security patches to ensure that most known vulnerabilities (for example BlueKeep [11]) and exploits are taken care of.</text:p>
        </text:list-item>
        <text:list-item>
          <text:p text:style-name="P35">Use strong passwords for accounts that can connect through the RDP and change these passwords regularly. This measure lowers the chance that criminals will get access to the network.</text:p>
        </text:list-item>
        <text:list-item>
          <text:p text:style-name="P35">Set a safe "layer" between the school server and the external users that connect from the outside using a virtual private network (VPN). These measures add another level of protection to the system and prevent direct connections between a client and a server.</text:p>
        </text:list-item>
        <text:list-item>
          <text:p text:style-name="P35">Set up a multi-factor authentication system for all accounts that use RDP. So even if a criminal gets access to the computer, he will not get access without a second device (phone or authentication token).</text:p>
        </text:list-item>
        <text:list-item>
          <text:p text:style-name="P35">Even if we can't use cloud servers we should think about creating our own isolated data storage that will hold the backup data. So even in the worst-case scenario, our school will be able to restore or partially restore lost data.</text:p>
        </text:list-item>
      </text:list>
      <text:p text:style-name="P28"><text:soft-page-break/><text:span text:style-name="Strong_20_Emphasis"><text:span text:style-name="T8">Threat 2: Phishing attack</text:span></text:span></text:p>
      <text:p text:style-name="P30"><text:tab/>Another threat that commonly targets schools and other educational establishments (nearly 60% experience it in some form) is phishing [12]. Phishing is a socially engineered attack that tries to lure the user into the trap by pretending to be a legit service (it is called "spoofing")[13]. To be precise, most malware attacks start from phishing probing (emails, websites, etc) [14]. Phishing can take different forms: a website that imitates a real service and asks for your login information, an e-mail from the "verified" source that asks you to download something or redirect you to another website, social media post or page, or even a phone/skype call to "confirm" something [15]. Phishing attacks often use “Gmail” service, because it is free to register and holds a solid reputation [16]. So potential phishing attack on our school can look like this:</text:p>
      <text:list xml:id="list6776955149939504563" text:style-name="L13">
        <text:list-item>
          <text:p text:style-name="P36">Criminals look up information in open sources to find information about our school - names, addresses, phones, emails, and other information about our staff, board of directors, students, etc.</text:p>
        </text:list-item>
        <text:list-item>
          <text:p text:style-name="P36">It uses this information to start a massive campaign with messages about real legit topics. For example, every student and/or teacher receives an email from the "healthdepartment.universityname@gmail.com" titled "Regulations updates concerning COVID-19". It can even contain a real name, titles, and some information about the school that the criminal acquired on stage 1.</text:p>
        </text:list-item>
        <text:list-item>
          <text:p text:style-name="P36">This message contains a link to complete a survey on your current situation.</text:p>
        </text:list-item>
        <text:list-item>
          <text:p text:style-name="P36">Among other, normal questions there are several that question your data: name, address, student number, etc. In the end, it asks you to submit this information and links to another page that imitates our school's website login page. After the user enters his credentials website thanks you for your participation and suggests that you read the information provided in the pamphlet. Simultaneously all your data and login information will be sent to the criminals.</text:p>
        </text:list-item>
      </text:list>
      <text:p text:style-name="P30">The leak of sensitive information can create a breach in school security (login data with high access level can compromise our system), or cause a loss of prestige case of a data leak.</text:p>
      <text:list xml:id="list4174368921482716389" text:style-name="L14">
        <text:list-item>
          <text:p text:style-name="P37">The initial step of phishing protection is to create a barrier between the target and the criminal. It can be done by hosting a personal email server for students and personnel, which will less likely show up in open sources (people are more likely to use their personal emails for social media, not the specific ones). And we can set up anti-spoofing and anti-phishing to protect our users from malicious contact.</text:p>
        </text:list-item>
        <text:list-item>
          <text:p text:style-name="P37">Because this type of attack is "social" in nature the best defense against it - is improved awareness. All parties must be regularly informed about the risk of phishing attacks and taught how to recognize and report them. If people protect their information and avoid falling for the scam, there is nothing to worry about.</text:p>
        </text:list-item>
        <text:list-item>
          <text:p text:style-name="P40"><text:span text:style-name="T9">The last "line of defense" against phishing is multi-factor authentication, so even if the offender gets personal login information - he will not be able to get access to the personal data and cause real damage.</text:span></text:p>
        </text:list-item>
      </text:list>
      <text:p text:style-name="P28"><text:soft-page-break/><text:span text:style-name="Strong_20_Emphasis"><text:span text:style-name="T8">Threat 3: Trojans</text:span></text:span></text:p>
      <text:p text:style-name="P30"><text:tab/>As I explained early, different threats are often used in conjunction to maximize the chances and the effect of the attack. Phishing is often used as an entry point, that opens up the victim to the second payload in the form of ransomware or trojan (for example second link in our previous phishing email example that contains a file with trojan). Trojans take up a very big part of all attacks targeting schools. Malwarebytes Labs report that trojans took up one-quarter of the threat detections on school endpoints in H1 2019 [17]. Two of the most prevalent families of trojans that target educational institutions are TrickBot and Emotet that been used to steal more than 1 bill. dollars [18, 19]. Trojans trick the user into executing the malware file by pretending to be something else (for example a document file, or spreadsheet). These files contain malicious code in form of script or macros, which will start a stealthy download of trojans components (in the form of Dynamic Link Libraries or DLLs). The malicious activities may vary, but often trojan monitors the user traffic, and if it detects that a user visits a certain resource (for example banking service or online shopping) it steals user data. The user is oblivious to the fact that his device is infected and continues to use it as normal, while the trojan is actively spreading through different means - through connected devices and networks using a vast amount of vulnerabilities and exploits to spread as far as it can. This characteristic is what makes this type of attack very dangerous for our computer system. Our system was developed to give access to different devices and handle both local and online connections. One of the most notable threats to cybersecurity is unsafe devices [20]. Many different platforms mean more exploits and vulnerabilities the criminals can abuse, and even if we protect our network from remote attacks (Threat 1) the user device can be infected beforehand, and then when the device is connected to the local infrastructure it can spread from inside, like a real "trojan horse" and steal or damage our computer system.</text:p>
      <text:p text:style-name="P30"><text:tab/>To protect our school from this threat I suggest several actions, besides the ones mentioned early:</text:p>
      <text:list xml:id="list3494116006207432242" text:style-name="L15">
        <text:list-item>
          <text:p text:style-name="P38">All devices must be set to regular automatic updates, and this option should not be toggleable by the user. This way we reduce the number of vulnerabilities that trojans can abuse.</text:p>
        </text:list-item>
        <text:list-item>
          <text:p text:style-name="P38">Install antivirus software (Norton, Avast, McAfee, Kaspersky, etc.) on all loaned devices and recommend this software for personal devices. AV software offers a level of protection of the internal processes and can prevent the trojan from injecting itself into the device process and warn the user if a threat has been detected.</text:p>
        </text:list-item>
        <text:list-item>
          <text:p text:style-name="P38">Set up the firewall for the school network and regularly monitor traffic, especially accounts with high access levels. Almost every malware can be identified by the unusual traffic it generates, and trojans are no exception.</text:p>
        </text:list-item>
      </text:list>
      <text:p text:style-name="P12"/>
      <text:p text:style-name="P12"/>
      <text:p text:style-name="P12"/>
      <text:p text:style-name="P14"><text:soft-page-break/>Literature and references:</text:p>
      <text:list xml:id="list6297039937580443670" text:style-name="L4">
        <text:list-item>
          <text:p text:style-name="P13"><text:a xlink:type="simple" xlink:href="https://www.k12dive.com/news/with-k-12-cyberattacks-expected-to-worsen-in-2022-what-can-districts-do/617677/" text:style-name="Internet_20_link" text:visited-style-name="Visited_20_Internet_20_Link">https://www.k12dive.com/news/with-k-12-cyberattacks-expected-to-worsen-in-2022-what-can-districts-do/617677/</text:a></text:p>
        </text:list-item>
        <text:list-item>
          <text:p text:style-name="P13"><text:a xlink:type="simple" xlink:href="https://edscoop.com/texas-school-paid-547k-ransomware-jam/" text:style-name="Internet_20_link" text:visited-style-name="Visited_20_Internet_20_Link">https://edscoop.com/texas-school-paid-547k-ransomware-jam/</text:a></text:p>
        </text:list-item>
        <text:list-item>
          <text:p text:style-name="P13"><text:a xlink:type="simple" xlink:href="https://www.arnettechnologies.com/athens-school-district-paid-ransom/" text:style-name="Internet_20_link" text:visited-style-name="Visited_20_Internet_20_Link">https://www.arnettechnologies.com/athens-school-district-paid-ransom/</text:a></text:p>
        </text:list-item>
        <text:list-item>
          <text:p text:style-name="P13"><text:a xlink:type="simple" xlink:href="https://theconversation.com/cybercriminals-use-pandemic-to-attack-schools-and-colleges-167619" text:style-name="Internet_20_link" text:visited-style-name="Visited_20_Internet_20_Link">https://theconversation.com/cybercriminals-use-pandemic-to-attack-schools-and-colleges-167619</text:a></text:p>
        </text:list-item>
        <text:list-item>
          <text:p text:style-name="P13"><text:a xlink:type="simple" xlink:href="https://www.alvaka.net/wp-content/uploads/2021/05/Case-Study-School-District-Paralyzed-by-Ransomware.pdf" text:style-name="Internet_20_link" text:visited-style-name="Visited_20_Internet_20_Link">https://www.alvaka.net/wp-content/uploads/2021/05/Case-Study-School-District-Paralyzed-by-Ransomware.pdf</text:a> </text:p>
        </text:list-item>
        <text:list-item>
          <text:p text:style-name="P13"><text:a xlink:type="simple" xlink:href="https://www.forbes.com/sites/quora/2021/07/22/how-the-pandemic-has-accelerated-demand-for-online-education/?sh=600267514774" text:style-name="Internet_20_link" text:visited-style-name="Visited_20_Internet_20_Link">https://www.forbes.com/sites/quora/2021/07/22/how-the-pandemic-has-accelerated-demand-for-online-education/?sh=600267514774</text:a></text:p>
        </text:list-item>
        <text:list-item>
          <text:p text:style-name="P13"><text:a xlink:type="simple" xlink:href="https://www.zdnet.com/article/remote-working-has-changed-the-rules-of-the-workplace-so-watch-out/" text:style-name="Internet_20_link" text:visited-style-name="Visited_20_Internet_20_Link">https://www.zdnet.com/article/remote-working-has-changed-the-rules-of-the-workplace-so-watch-out/</text:a></text:p>
        </text:list-item>
        <text:list-item>
          <text:p text:style-name="P13"><text:a xlink:type="simple" xlink:href="https://security.berkeley.edu/education-awareness/securing-remote-desktop-rdp-system-administrators" text:style-name="Internet_20_link" text:visited-style-name="Visited_20_Internet_20_Link">https://security.berkeley.edu/education-awareness/securing-remote-desktop-rdp-system-administrators</text:a></text:p>
        </text:list-item>
        <text:list-item>
          <text:p text:style-name="P13"><text:a xlink:type="simple" xlink:href="https://usa.kaspersky.com/blog/history-of-ransomware/24514/" text:style-name="Internet_20_link" text:visited-style-name="Visited_20_Internet_20_Link">https://usa.kaspersky.com/blog/history-of-ransomware/24514/</text:a></text:p>
        </text:list-item>
        <text:list-item>
          <text:p text:style-name="P13"><text:a xlink:type="simple" xlink:href="https://www.ketk.com/news/education/athens-isd-pays-50k-for-release-of-data-in-ransomware-attack/?web_view=true" text:style-name="Internet_20_link" text:visited-style-name="Visited_20_Internet_20_Link">https://www.ketk.com/news/education/athens-isd-pays-50k-for-release-of-data-in-ransomware-attack/?web_view=true</text:a></text:p>
        </text:list-item>
        <text:list-item>
          <text:p text:style-name="P13"><text:a xlink:type="simple" xlink:href="https://www.welivesecurity.com/2019/12/17/bluekeep-time-disconnect-rdp-internet/" text:style-name="Internet_20_link" text:visited-style-name="Visited_20_Internet_20_Link">https://www.welivesecurity.com/2019/12/17/bluekeep-time-disconnect-rdp-internet/</text:a></text:p>
        </text:list-item>
        <text:list-item>
          <text:p text:style-name="P13"><text:a xlink:type="simple" xlink:href="https://elearningindustry.com/anti-phishing-awareness-tips-for-education-sector#:~:text=In%202020%2C%2060%25%20of%20educational,correspondence%20comes%20from%20a%20cybercriminal" text:style-name="Internet_20_link" text:visited-style-name="Visited_20_Internet_20_Link">https://elearningindustry.com/anti-phishing-awareness-tips-for-education-sector#:~:text=In%202020%2C%2060%25%20of%20educational,correspondence%20comes%20from%20a%20cybercriminal</text:a>.</text:p>
        </text:list-item>
        <text:list-item>
          <text:p text:style-name="P13"><text:a xlink:type="simple" xlink:href="https://www.ncsc.gov.uk/guidance/phishing" text:style-name="Internet_20_link" text:visited-style-name="Visited_20_Internet_20_Link">https://www.ncsc.gov.uk/guidance/phishing</text:a></text:p>
        </text:list-item>
        <text:list-item>
          <text:p text:style-name="P13"><text:a xlink:type="simple" xlink:href="https://www.netwrix.com/download/collaterals/2021%20Netwrix%20Cloud%20Data%20Security%20Report.pdf" text:style-name="Internet_20_link" text:visited-style-name="Visited_20_Internet_20_Link">https://www.netwrix.com/download/collaterals/2021%20Netwrix%20Cloud%20Data%20Security%20Report.pdf</text:a></text:p>
        </text:list-item>
        <text:list-item>
          <text:p text:style-name="P13"><text:a xlink:type="simple" xlink:href="https://www.thesslstore.com/blog/10-types-of-phishing-attacks-and-phishing-scams/" text:style-name="Internet_20_link" text:visited-style-name="Visited_20_Internet_20_Link">https://www.thesslstore.com/blog/10-types-of-phishing-attacks-and-phishing-scams/</text:a></text:p>
        </text:list-item>
        <text:list-item>
          <text:p text:style-name="P13"><text:a xlink:type="simple" xlink:href="https://www.techrepublic.com/article/how-phishing-attacks-are-targeting-schools-and-colleges/" text:style-name="Internet_20_link" text:visited-style-name="Visited_20_Internet_20_Link">https://www.techrepublic.com/article/how-phishing-attacks-are-targeting-schools-and-colleges/</text:a></text:p>
        </text:list-item>
        <text:list-item>
          <text:p text:style-name="P13"><text:a xlink:type="simple" xlink:href="https://blog.malwarebytes.com/trojans/2019/08/trojans-ransomware-dominate-2018-2019-education-threat-landscape/" text:style-name="Internet_20_link" text:visited-style-name="Visited_20_Internet_20_Link">https://blog.malwarebytes.com/trojans/2019/08/trojans-ransomware-dominate-2018-2019-education-threat-landscape/</text:a></text:p>
        </text:list-item>
        <text:list-item>
          <text:p text:style-name="P13"><text:a xlink:type="simple" xlink:href="https://techmonitor.ai/technology/cybersecurity/inside-trickbot-how-to-run-cybercrime-empire" text:style-name="Internet_20_link" text:visited-style-name="Visited_20_Internet_20_Link">https://techmonitor.ai/technology/cybersecurity/inside-trickbot-how-to-run-cybercrime-empire</text:a></text:p>
        </text:list-item>
        <text:list-item>
          <text:p text:style-name="P13"><text:a xlink:type="simple" xlink:href="https://heimdalsecurity.com/blog/emotet-malware-history/" text:style-name="Internet_20_link" text:visited-style-name="Visited_20_Internet_20_Link">https://heimdalsecurity.com/blog/emotet-malware-history/</text:a></text:p>
        </text:list-item>
        <text:list-item>
          <text:p text:style-name="P13"><text:a xlink:type="simple" xlink:href="https://theconversation.com/cybercriminals-use-pandemic-to-attack-schools-and-colleges-167619" text:style-name="Internet_20_link" text:visited-style-name="Visited_20_Internet_20_Link">https://theconversation.com/cybercriminals-use-pandemic-to-attack-schools-and-colleges-167619</text:a></text:p>
        </text:list-item>
      </text:list>
      <text:p text:style-name="P12"/>
      <text:p text:style-name="P12"/>
      <text:p text:style-name="P24">PART B: CRYPTOGRAPHY</text:p>
      <text:p text:style-name="P16"/>
      <text:list xml:id="list5172461398913267999" text:style-name="L1">
        <text:list-item>
          <text:p text:style-name="P10">Why are prime numbers important in cryptography?</text:p>
        </text:list-item>
      </text:list>
      <text:p text:style-name="P2"/>
      <text:p text:style-name="P1"><text:span text:style-name="T2">Cryptography extensively works with numbers, and almost all integers are made of prime numbers. Also, one of the widely used encryption algorithms – RSA is based on primes. The main idea is that we need a mechanism that makes it easy to encrypt the message, but very hard to decipher. Primes offer such a mechanism: it is very easy to multiply two large prime numbers and get a “public key” (used to cipher the message), but it is very hard to get these primes from the key itself (this problem is called - “prime factorization”), therefore, it is very hard to decrypt.</text:span><text:span text:style-name="T1"> </text:span></text:p>
      <text:p text:style-name="P2"/>
      <text:list xml:id="list35786177" text:continue-numbering="true" text:style-name="L1">
        <text:list-item>
          <text:p text:style-name="P17">Are 150 and 175 co-prime?</text:p>
          <text:p text:style-name="P17"/>
        </text:list-item>
      </text:list>
      <text:p text:style-name="P4">Two primes A and B are co-prime if the only common factor is 1. So to answer this question, we start by identifying the factors of each number:</text:p>
      <text:list xml:id="list3761406801877953025" text:style-name="L2">
        <text:list-item>
          <text:p text:style-name="P18">Factors of 150 are 1, 2, 3, 5, 6, 10, 15, 25, 30, 50, 75 and 150.</text:p>
        </text:list-item>
        <text:list-item>
          <text:p text:style-name="P18">Factors of 175 are 1, 5, 7, 25, 35, 175.</text:p>
        </text:list-item>
      </text:list>
      <text:p text:style-name="P4">As we can see, both numbers are dividable by 1, 5, and 25, therefore we can say that 150 and 175 are NOT CO-PRIME.</text:p>
      <text:p text:style-name="P4"/>
      <text:list xml:id="list35762359" text:continue-list="list35786177" text:style-name="L1">
        <text:list-item>
          <text:p text:style-name="P17"><text:s/>State Euler’s Phi function and show the result of applying Euler’s Phi function to the number 10. </text:p>
          <text:p text:style-name="P17"/>
        </text:list-item>
      </text:list>
      <text:p text:style-name="P8">The Euler's Phi function Ф(N) measures the divisibility of the number. It shows how many integers are less than or equal to N that do not share any common factors (greater than one) with N. Let's apply this function to the number 10 and check the basic idea:</text:p>
      <text:list xml:id="list4598171528419845632" text:style-name="L3">
        <text:list-item>
          <text:p text:style-name="P29">We start by preparing the list of integers from 1 to N: [1,2,3,4,5,6,7,8,9,10]</text:p>
        </text:list-item>
        <text:list-item>
          <text:p text:style-name="P29">Now let us write down all factors of number 10: (1, 2, 5, 10)</text:p>
        </text:list-item>
        <text:list-item>
          <text:p text:style-name="P29">Now we remove from the initial list all numbers that share the 2 as the factor:</text:p>
        </text:list-item>
        <text:list-item>
          <text:p text:style-name="P29">[1, 2, 3, 4, 5, 6, 7, 8, 9, 10]</text:p>
        </text:list-item>
        <text:list-item>
          <text:p text:style-name="P29">Same for the factor of 5: [1, 3, 5, 7, 9] and 10: [1, 3, 7, 9]</text:p>
        </text:list-item>
        <text:list-item>
          <text:p text:style-name="P29">We count the length of the list and write it down as the result: Ф(10) = 4</text:p>
        </text:list-item>
      </text:list>
      <text:p text:style-name="P9">Counting the Euler's Phi function is time-consuming, but hopefully, this is not the case for the prime numbers. The Phi function for any prime number N is equal to N-1.</text:p>
      <text:p text:style-name="P5"/>
      <text:list xml:id="list35766915" text:continue-list="list35762359" text:style-name="L1">
        <text:list-item>
          <text:p text:style-name="P17">Explain why Euler’s Phi function is important for cryptography</text:p>
          <text:p text:style-name="P17"/>
        </text:list-item>
      </text:list>
      <text:p text:style-name="P22"><text:span text:style-name="T3">As I stated before RSA algorithm is very important to modern cryptography. It is easy to use, provides great safety for the data transferred, and is hard to crack. RSA is a public-key cryptosystem, as it is based on the idea that every user has a “public key” that he </text:span><text:soft-page-break/><text:span text:style-name="T3">provides openly for anyone who wants to contact him. He also has a “private key” that he keeps secret and uses to decipher messages addressed to him using his public key. So the basic need of such an algorithm is the function that can provide a simple and fast way to “lock” a message using a public key, while making it hard to “unlock” it with a public key, but without the private key. These keys work as “inverts” of each other. The idea of such a function is called a “one-way function” - it is easy to compute in one way (to get the cyphered message from the original one) but hard to invert (to get the initial message from the cyphered one). The Euler's Phi function is an example of such a “one-way” function: it is easy to compute the public key – we multiply two large prime numbers, while it is very hard to get the private key – get these two numbers just from the product number. The fact that the Euler's Phi function is basically a “locking mechanism” of the most popular modern encryption algorithm makes it very important.</text:span></text:p>
      <text:p text:style-name="P3"/>
      <text:p text:style-name="P3"/>
      <text:list xml:id="list35760969" text:continue-numbering="true" text:style-name="L1">
        <text:list-item>
          <text:p text:style-name="P17">Write a pseudo-code algorithm that implements the modulo function</text:p>
          <text:p text:style-name="P17"/>
        </text:list-item>
      </text:list>
      <text:p text:style-name="P6">function mod(p, q):</text:p>
      <text:p text:style-name="P23"><text:tab/>// Handle the wrong argument</text:p>
      <text:p text:style-name="P23"><text:tab/>if q == 0:</text:p>
      <text:p text:style-name="P23"><text:tab/><text:tab/>print("Error! Division by zero!")</text:p>
      <text:p text:style-name="P23"><text:tab/><text:tab/>return</text:p>
      <text:p text:style-name="P7"/>
      <text:p text:style-name="P23"><text:tab/>// When both have the same sign or p is zero</text:p>
      <text:p text:style-name="P23"><text:tab/>if (p*q) &gt;= 0:</text:p>
      <text:p text:style-name="P23"><text:tab/><text:tab/>// No iterations needed</text:p>
      <text:p text:style-name="P23"><text:tab/><text:tab/>if (p &gt;= 0 and p &lt; q) or (p &lt; 0 and p &gt; q) or (p == 0):</text:p>
      <text:p text:style-name="P23"><text:tab/><text:tab/><text:tab/>return p</text:p>
      <text:p text:style-name="P23"><text:tab/><text:tab/>// Recursive call after argument adjustment<text:tab/><text:tab/></text:p>
      <text:p text:style-name="P23"><text:tab/><text:tab/>else: </text:p>
      <text:p text:style-name="P23"><text:tab/><text:tab/><text:tab/>return mod(p-q, q)</text:p>
      <text:p text:style-name="P7"/>
      <text:p text:style-name="P23"><text:tab/>// When both have different sign</text:p>
      <text:p text:style-name="P23"><text:tab/>else:</text:p>
      <text:p text:style-name="P23"><text:tab/><text:tab/>// Adjust the argument</text:p>
      <text:p text:style-name="P23"><text:tab/><text:tab/>return mod(p+q, q)</text:p>
      <text:list xml:id="list35761140" text:continue-numbering="true" text:style-name="L1">
        <text:list-item>
          <text:p text:style-name="P17"><text:soft-page-break/>Alice is sending a message to Bob. Bob wants Alice to encode the message using RSA. Bob <text:s/>thinks that the following elements are necessary in order for Alice to encode the message: </text:p>
          <text:p text:style-name="P17">- two prime numbers multiplied together to make N</text:p>
          <text:p text:style-name="P17">- a value called e which is co-prime with phi(N)</text:p>
          <text:list>
            <text:list-item>
              <text:p text:style-name="P17">State the formula that will allow Alice to take message M and encrypt it to E using e and N</text:p>
              <text:p text:style-name="P17"/>
            </text:list-item>
          </text:list>
        </text:list-item>
      </text:list>
      <text:p text:style-name="P20"><text:span text:style-name="T5">E = (M^e)mod(N)</text:span></text:p>
      <text:p text:style-name="P5"/>
      <text:list xml:id="list35780788" text:continue-numbering="true" text:style-name="L1">
        <text:list-item>
          <text:list>
            <text:list-item>
              <text:p text:style-name="P17">Given an N of 21, select a value for e. Show your working. Do you agree that this forms Bob’s public key?</text:p>
              <text:p text:style-name="P17"/>
            </text:list-item>
          </text:list>
        </text:list-item>
      </text:list>
      <text:p text:style-name="P5">A value of “e” should be co-prime with Ф(N), so we start by calculating it. N = 21, but we can write it as a product of 2 primes: 3 * 7 = 21. So, using the multiplicative property of the Euler's phi function for relatively prime numbers, and the fact that phi value for any prime N Ф(N) = N-1, we get: Ф(21) = Ф(3) * Ф(7) = (3-1) * (7-1) = 2 * 6 = 12.<text:line-break/>Now we can select any number that is co-prime with “12” as the value for “e”. Factors of 12 are: 1 * (2^2) * 3, so we can select “e” = 17, because a number 17 is co-prime with phi(N) = 12 . The pair of values (N, e) or (21, 17) can form Bob's public key. The only problem with this key is that the numbers themselves are small, and it makes this key not safe. The basic idea is correct and this key can be used for learning purposes (not the <text:s/>real life encryption).</text:p>
      <text:p text:style-name="P5"/>
      <text:list xml:id="list35776305" text:continue-numbering="true" text:style-name="L1">
        <text:list-item>
          <text:list>
            <text:list-item>
              <text:p text:style-name="P17">Alice wants to send a message which is just a number to test the encryption is working. Choose a small number for Alice’s message (M&lt;20) and encrypt it with Bob’s public key. Show your working. Make it clear what your chosen M is.</text:p>
              <text:p text:style-name="P17"/>
            </text:list-item>
          </text:list>
        </text:list-item>
      </text:list>
      <text:p text:style-name="P21"><text:span text:style-name="T4">I decided to select M = 4. Now, to encrypt this message we use the formula from the 6.1 and values from 6.2: M = 4, N = 21, e = 17. The encrypted message will look like this:<text:line-break/>E = (M^e) mod (N) = (4^17) mod (21) = 17179869184 mod (21) = 16. So using the Bob's public key (21,17) we ciphered original message M = 4 to E = 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2T16:36:09.68</meta:creation-date>
    <meta:editing-duration>P1DT22H58M25S</meta:editing-duration>
    <meta:editing-cycles>7</meta:editing-cycles>
    <meta:generator>OpenOffice/4.1.12$Win32 OpenOffice.org_project/4112m1$Build-9809</meta:generator>
    <dc:date>2022-06-24T15:53:45.76</dc:date>
    <meta:document-statistic meta:table-count="0" meta:image-count="0" meta:object-count="0" meta:page-count="7" meta:paragraph-count="93" meta:word-count="2679" meta:character-count="16741"/>
  </office:meta>
</office:document-meta>
</file>